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42">
            <text:p>42</text:p>
          </table:table-cell>
          <table:table-cell table:style-name="ce150" table:formula="of:=COUNTIF([.L$7:.L$978];[.$J1])" office:value-type="float" office:value="42">
            <text:p>42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1">
            <text:p>1</text:p>
          </table:table-cell>
          <table:table-cell table:style-name="ce150" table:formula="of:=COUNTIF([.L$7:.L$978];[.$J2])" office:value-type="float" office:value="1">
            <text:p>1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29</text:p>
          </table:table-cell>
          <table:table-cell table:style-name="ce104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the inputed email address of user. If he does not confirm this letter --&gt;he cannot received any letters which have the subscription subscribed before. </text:span></text:p>
            <text:p><text:span text:style-name="T33">Just only open email and click “here” link in the confirmation letter 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4</text:p>
          </table:table-cell>
          <table:table-cell table:style-name="ce104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37</text:p>
          </table:table-cell>
          <table:table-cell table:style-name="ce104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office:value-type="string">
            <text:p>ha.khuat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TESTVN-5740</text:p>
          </table:table-cell>
          <table:table-cell table:style-name="ce104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folder</text:span></text:p>
            <text:p><text:span text:style-name="T5">- Click on Add folder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document</text:span></text:p>
            <text:p><text:span text:style-name="T5">- Click on Add Document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document</text:span></text:p>
            <text:p><text:span text:style-name="T5">- Click on Add Document icon in action bar or right click on the 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layout webcontent</text:span></text:p>
            <text:p><text:span text:style-name="T5">- Click on Add Document icon in action bar or right click on the 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icon i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Failed</text:p>
          </table:table-cell>
          <table:table-cell table:style-name="ce152" office:value-type="string">
            <text:p>Failed</text:p>
          </table:table-cell>
          <table:table-cell office:value-type="string">
            <text:p>TESTVN-5741</text:p>
          </table:table-cell>
          <table:table-cell table:number-columns-repeated="242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.khuat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address is the path of 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Administration/Advanced 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7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13T17:01:45</dc:date>
    <meta:editing-cycles>99</meta:editing-cycles>
    <meta:editing-duration>PT27H08M33S</meta:editing-duration>
    <dc:creator>exoplatform </dc:creator>
    <meta:document-statistic meta:table-count="4" meta:cell-count="1262" meta:object-count="1"/>
    <meta:user-defined meta:name="Info 1"/>
    <meta:user-defined meta:name="Info 2"/>
    <meta:user-defined meta:name="Info 3"/>
    <meta:user-defined meta:name="Info 4"/>
  </office:meta>
</office:document-meta>
</file>